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0</text:p>
      <text:p text:style-name="Preformatted_20_Text"/>
      <text:p text:style-name="Preformatted_20_Text">NOTES: This is not compata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32_t version; //this is now version 2</text:p>
      <text:p text:style-name="Preformatted_20_Text">}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</text:p>
      <text:p text:style-name="Preformatted_20_Text"><text:tab/>uint16_t* indices;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<text:soft-page-break/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8-12-28T22:11:13</dc:date>
    <dc:creator>Josh Allen</dc:creator>
    <meta:editing-duration>PT46H53M28S</meta:editing-duration>
    <meta:editing-cycles>14</meta:editing-cycles>
    <meta:document-statistic meta:table-count="0" meta:image-count="0" meta:object-count="0" meta:page-count="2" meta:paragraph-count="91" meta:word-count="322" meta:character-count="2157"/>
    <meta:user-defined meta:name="Info 1"/>
    <meta:user-defined meta:name="Info 2"/>
    <meta:user-defined meta:name="Info 3"/>
    <meta:user-defined meta:name="Info 4"/>
  </office:meta>
</office:document-meta>
</file>